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fo:font-weight="bold"/>
    </style:style>
    <style:style style:name="P6" style:family="paragraph" style:parent-style-name="Text_20_body">
      <style:text-properties fo:color="#000000" style:font-name="Times New Roman" fo:font-size="12pt" fo:font-weight="normal"/>
    </style:style>
    <style:style style:name="P7" style:family="paragraph" style:parent-style-name="Text_20_body">
      <style:text-properties fo:color="#000000" style:font-name="Times New Roman" fo:font-size="12pt"/>
    </style:style>
    <style:style style:name="P8" style:family="paragraph" style:parent-style-name="Text_20_body" style:list-style-name="L1">
      <style:text-properties fo:color="#000000" style:font-name="Times New Roman" fo:font-size="12pt"/>
    </style:style>
    <style:style style:name="P9" style:family="paragraph" style:parent-style-name="Text_20_body" style:list-style-name="L2">
      <style:text-properties fo:color="#000000" style:font-name="Times New Roman" fo:font-size="12pt"/>
    </style:style>
    <style:style style:name="P10" style:family="paragraph" style:parent-style-name="Text_20_body" style:list-style-name="L3">
      <style:text-properties fo:color="#000000" style:font-name="Times New Roman" fo:font-size="12pt"/>
    </style:style>
    <style:style style:name="P11" style:family="paragraph" style:parent-style-name="Text_20_body" style:list-style-name="L4">
      <style:text-properties fo:color="#000000" style:font-name="Times New Roman" fo:font-size="12pt"/>
    </style:style>
    <style:style style:name="P12"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3" style:family="paragraph" style:parent-style-name="Text_20_body" style:list-style-name="L3">
      <style:paragraph-properties fo:margin-left="3.752cm" fo:margin-right="0cm" fo:text-indent="0cm" style:auto-text-indent="false"/>
      <style:text-properties fo:color="#000000" style:font-name="Times New Roman" fo:font-size="12pt"/>
    </style:style>
    <style:style style:name="P14"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5" style:family="paragraph" style:parent-style-name="Text_20_body" style:list-style-name="L3">
      <style:paragraph-properties fo:margin-left="-1.251cm" fo:margin-right="0cm" fo:text-indent="0cm" style:auto-text-indent="false"/>
      <style:text-properties fo:color="#000000" style:font-name="Times New Roman" fo:font-size="12pt" officeooo:paragraph-rsid="001ed00e"/>
    </style:style>
    <style:style style:name="P16"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T1" style:family="text">
      <style:text-properties officeooo:rsid="001ed00e"/>
    </style:style>
    <style:style style:name="T2" style:family="text">
      <style:text-properties officeooo:rsid="001ed00e"/>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300257016" text:id="ct300257016">
          <text:insertion>
            <office:change-info>
              <dc:creator>Tamino Dauth</dc:creator>
              <dc:date>2010-03-06T16:54:00</dc:date>
            </office:change-info>
          </text:insertion>
        </text:changed-region>
        <text:changed-region xml:id="ct300258264" text:id="ct300258264">
          <text:deletion>
            <office:change-info>
              <dc:creator>Unknown Author</dc:creator>
              <dc:date>2012-12-12T00:34:00</dc:date>
            </office:change-info>
            <text:p text:style-name="P1">05:00 - 09:00</text:p>
          </text:deletion>
        </text:changed-region>
        <text:changed-region xml:id="ct300258160" text:id="ct300258160">
          <text:insertion>
            <office:change-info>
              <dc:creator>Unknown Author</dc:creator>
              <dc:date>2012-12-12T00:34:00</dc:date>
            </office:change-info>
          </text:insertion>
        </text:changed-region>
        <text:changed-region xml:id="ct300258056" text:id="ct300258056">
          <text:insertion>
            <office:change-info>
              <dc:creator>Unknown Author</dc:creator>
              <dc:date>2012-12-12T00:36:00</dc:date>
            </office:change-info>
          </text:insertion>
        </text:changed-region>
        <text:changed-region xml:id="ct300256912" text:id="ct300256912">
          <text:deletion>
            <office:change-info>
              <dc:creator>Unknown Author</dc:creator>
              <dc:date>2012-12-12T00:34:00</dc:date>
            </office:change-info>
            <text:p text:style-name="P1">Steht</text:p>
          </text:deletion>
        </text:changed-region>
        <text:changed-region xml:id="ct300258680" text:id="ct300258680">
          <text:insertion>
            <office:change-info>
              <dc:creator>Unknown Author</dc:creator>
              <dc:date>2012-12-12T00:34:00</dc:date>
            </office:change-info>
          </text:insertion>
        </text:changed-region>
        <text:changed-region xml:id="ct300258784" text:id="ct300258784">
          <text:insertion>
            <office:change-info>
              <dc:creator>Unknown Author</dc:creator>
              <dc:date>2012-12-12T00:35:00</dc:date>
            </office:change-info>
          </text:insertion>
        </text:changed-region>
        <text:changed-region xml:id="ct300258888" text:id="ct300258888">
          <text:deletion>
            <office:change-info>
              <dc:creator>Unknown Author</dc:creator>
              <dc:date>2012-12-12T00:34:00</dc:date>
            </office:change-info>
            <text:list xml:id="list780354458990272921" text:style-name="L1">
              <text:list-item>
                <text:p text:style-name="P2"/>
              </text:list-item>
              <text:list-item>
                <text:p text:style-name="P2">09:00 - 16:00 – Arbeitet auf dem Weizenfeld.</text:p>
              </text:list-item>
            </text:list>
          </text:deletion>
        </text:changed-region>
        <text:changed-region xml:id="ct300258992" text:id="ct300258992">
          <text:insertion>
            <office:change-info>
              <dc:creator>Unknown Author</dc:creator>
              <dc:date>2012-12-12T00:35:00</dc:date>
            </office:change-info>
          </text:insertion>
        </text:changed-region>
        <text:changed-region xml:id="ct300259096" text:id="ct300259096">
          <text:insertion>
            <office:change-info>
              <dc:creator>Unknown Author</dc:creator>
              <dc:date>2012-12-12T00:36:00</dc:date>
            </office:change-info>
          </text:insertion>
        </text:changed-region>
        <text:changed-region xml:id="ct300259200" text:id="ct300259200">
          <text:insertion>
            <office:change-info>
              <dc:creator>Unknown Author</dc:creator>
              <dc:date>2012-12-12T00:35:00</dc:date>
            </office:change-info>
          </text:insertion>
        </text:changed-region>
        <text:changed-region xml:id="ct300259304" text:id="ct300259304">
          <text:insertion>
            <office:change-info>
              <dc:creator>Unknown Author</dc:creator>
              <dc:date>2012-12-12T00:36:00</dc:date>
            </office:change-info>
          </text:insertion>
        </text:changed-region>
        <text:changed-region xml:id="ct300259408" text:id="ct300259408">
          <text:deletion>
            <office:change-info>
              <dc:creator>Unknown Author</dc:creator>
              <dc:date>2012-12-12T00:34:00</dc:date>
            </office:change-info>
            <text:p text:style-name="P1">20:00</text:p>
          </text:deletion>
        </text:changed-region>
        <text:changed-region xml:id="ct300259512" text:id="ct300259512">
          <text:insertion>
            <office:change-info>
              <dc:creator>Unknown Author</dc:creator>
              <dc:date>2012-12-12T00:34:00</dc:date>
            </office:change-info>
          </text:insertion>
        </text:changed-region>
        <text:changed-region xml:id="ct300259616" text:id="ct300259616">
          <text:deletion>
            <office:change-info>
              <dc:creator>Unknown Author</dc:creator>
              <dc:date>2012-12-12T00:36:00</dc:date>
            </office:change-info>
            <text:list xml:id="list203042580163707" text:continue-numbering="true" text:style-name="L1">
              <text:list-item>
                <text:p text:style-name="P2">20:00 – 22:00 – Arbeitet auf dem Rübenfeld.</text:p>
              </text:list-item>
              <text:list-item>
                <text:p text:style-name="P2">22:00 – 05:00</text:p>
              </text:list-item>
            </text:list>
          </text:deletion>
        </text:changed-region>
        <text:changed-region xml:id="ct300259720" text:id="ct300259720">
          <text:insertion>
            <office:change-info>
              <dc:creator>Unknown Author</dc:creator>
              <dc:date>2012-12-12T00:36:00</dc:date>
            </office:change-info>
          </text:insertion>
        </text:changed-region>
        <text:changed-region xml:id="ct296687448" text:id="ct296687448">
          <text:deletion>
            <office:change-info>
              <dc:creator>Unbekannter Autor</dc:creator>
              <dc:date>2014-12-13T20:30:00</dc:date>
            </office:change-info>
            <text:p text:style-name="P3">(</text:p>
          </text:deletion>
        </text:changed-region>
        <text:changed-region xml:id="ct296687344" text:id="ct296687344">
          <text:insertion>
            <office:change-info>
              <dc:creator>Unbekannter Autor</dc:creator>
              <dc:date>2014-12-13T20:30:00</dc:date>
            </office:change-info>
          </text:insertion>
        </text:changed-region>
        <text:changed-region xml:id="ct296687552" text:id="ct296687552">
          <text:deletion>
            <office:change-info>
              <dc:creator>Unbekannter Autor</dc:creator>
              <dc:date>2014-12-13T20:30:00</dc:date>
            </office:change-info>
            <text:p text:style-name="P3"><text:span text:style-name="T1">Nachdem der Charakter mit Mathilda darüber gesprochen hat)</text:span></text:p>
          </text:deletion>
        </text:changed-region>
        <text:changed-region xml:id="ct300259824" text:id="ct300259824">
          <text:insertion>
            <office:change-info>
              <dc:creator>Tamino Dauth</dc:creator>
              <dc:date>2010-11-02T16:38:00</dc:date>
            </office:change-info>
          </text:insertion>
        </text:changed-region>
        <text:changed-region xml:id="ct300259928" text:id="ct300259928">
          <text:insertion>
            <office:change-info>
              <dc:creator>Tamino Dauth</dc:creator>
              <dc:date>2010-11-02T16: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6">Manfred<text:bookmark text:name="vyiu1"/></text:p>
      <text:p text:style-name="P1"><text:bookmark text:name="vyiu2"/></text:p>
      <text:p text:style-name="P5"><text:bookmark text:name="vyiu3"/>Beschreibung<text:bookmark text:name="vyiu4"/></text:p>
      <text:p text:style-name="P6"><text:bookmark text:name="vyiu6"/>Manfred ist Bauer und der Eigentümer des Bauernhofs vor Talras. Ihm unterstehen mehrere Gehilfen, die ihm vor allem bei der Ernte zur Hand gehen. Er muss, wie die meisten Bauern im Königreich, seinen Zehnten an den Herzog abgeben, da er seinen Hof auf dessen Land hat.</text:p>
      <text:p text:style-name="P6">Außerdem sollen er und seine Gehilfen für den Herzog mindestens ein Jahr lang ihren Kriegsdienst beim Herzog leisten, worüber Manfred ganz und gar nicht e<text:change-start text:change-id="ct300257016"/>r<text:change-end text:change-id="ct300257016"/>freut ist.</text:p>
      <text:p text:style-name="P1"><text:bookmark text:name="vyiu7"/><text:bookmark text:name="vyiu8"/></text:p>
      <text:p text:style-name="P5">Ort</text:p>
      <text:p text:style-name="P6"><text:bookmark text:name="atp73"/>Bauernhof</text:p>
      <text:p text:style-name="P1"><text:bookmark text:name="vyiu111"/><text:bookmark text:name="vyiu12"/></text:p>
      <text:p text:style-name="P5">Tagesablauf<text:bookmark text:name="ns33"/></text:p>
      <text:p text:style-name="P5">Der Tagesablauf des Charakters. Bedingungen stehen genau wie beim Ort in Klammern hinter der Aktion:<text:bookmark text:name="vyiu11"/><text:bookmark text:name="vyiu13"/></text:p>
      <text:list xml:id="list203042587151351" text:continue-numbering="true" text:style-name="L1">
        <text:list-item>
          <text:p text:style-name="P2"><text:change text:change-id="ct300258264"/><text:change-start text:change-id="ct300258160"/>Morgens – <text:change-end text:change-id="ct300258160"/><text:change-start text:change-id="ct300258056"/>mittags<text:change-end text:change-id="ct300258056"/> – <text:change text:change-id="ct300256912"/><text:change-start text:change-id="ct300258680"/>Spaltet Holz<text:change-end text:change-id="ct300258680"/> vor seinem Haus.<text:change-start text:change-id="ct300258784"/></text:p>
        </text:list-item>
        <text:list-item>
          <text:p text:style-name="P2"><text:change-end text:change-id="ct300258784"/><text:change text:change-id="ct300258888"/><text:change-start text:change-id="ct300258992"/>Mittags <text:change-end text:change-id="ct300258992"/><text:change-start text:change-id="ct300259096"/>–<text:change-end text:change-id="ct300259096"/><text:change-start text:change-id="ct300259200"/> 1<text:change-end text:change-id="ct300259200"/><text:change-start text:change-id="ct300259304"/>6:00 – Unterhält sich mit Guntrich.<text:change-end text:change-id="ct300259304"/></text:p>
        </text:list-item>
        <text:list-item>
          <text:p text:style-name="P2">16:00 – <text:change text:change-id="ct300259408"/><text:change-start text:change-id="ct300259512"/>abends<text:change-end text:change-id="ct300259512"/> – Wartet vor seinem Haus auf Björn und verhandelt mit diesem über den Kauf von Fellen.</text:p>
        </text:list-item>
        <text:list-item>
          <text:p text:style-name="P2"><text:change text:change-id="ct300259616"/><text:change-start text:change-id="ct300259720"/>Nachts<text:change-end text:change-id="ct300259720"/> – Schläft in seinem Haus.</text:p>
        </text:list-item>
      </text:list>
      <text:p text:style-name="P1"><text:bookmark text:name="vyiu15"/></text:p>
      <text:p text:style-name="P5"><text:bookmark text:name="vyiu16"/>Zugehörigkeit<text:bookmark text:name="vyiu17"/></text:p>
      <text:p text:style-name="P1"><text:bookmark text:name="f-855"/>Bauern</text:p>
      <text:p text:style-name="P1"><text:bookmark text:name="vyiu19"/><text:bookmark text:name="vyiu20"/></text:p>
      <text:p text:style-name="P5"><text:bookmark text:name="f-856"/>Aufträge</text:p>
      <text:list xml:id="list768590652043543832" text:style-name="L2">
        <text:list-item>
          <text:p text:style-name="P9"><text:bookmark text:name="dfq1"/><text:bookmark text:name="dfq10"/>Sekundär – <text:bookmark text:name="z0dk3"/>Schutz dem Volke</text:p>
        </text:list-item>
      </text:list>
      <text:p text:style-name="P1"><text:bookmark text:name="vyiu23"/></text:p>
      <text:p text:style-name="P5"><text:bookmark text:name="ik9t1"/>Dialog<text:bookmark text:name="ik9t"/><text:bookmark text:name="vyiu24"/></text:p>
      <text:list xml:id="list684447526925509465" text:style-name="L3">
        <text:list-item>
          <text:p text:style-name="P10">Hallo.</text:p>
          <text:list>
            <text:list-item>
              <text:p text:style-name="P10"><text:bookmark text:name="f0wr"/><text:bookmark text:name="ik9t2"/>N: <text:bookmark text:name="gg5p"/>Hallo. Suchst du zufällig Arbeit?</text:p>
            </text:list-item>
          </text:list>
        </text:list-item>
        <text:list-item>
          <text:p text:style-name="P12">Ja.</text:p>
        </text:list-item>
        <text:list-item>
          <text:p text:style-name="P13">N: Gut, ich kann jeden Helfer gebrauchen. Falls du also Lust hast, dir ein paar Goldmünzen dazuzuverdienen, dann melde dich einfach bei mir.</text:p>
        </text:list-item>
        <text:list-item>
          <text:p text:style-name="P13">N: Gerade ist Erntezeit und da kann man nicht genug Leute haben. Ich will ja schließlich noch ernten, bevor unser Feind hier auftaucht.</text:p>
        </text:list-item>
        <text:list-item>
          <text:p text:style-name="P12">Nein.</text:p>
        </text:list-item>
        <text:list-item>
          <text:p text:style-name="P13">N: Schade. In diesen harten Zeiten findet man nur noch selten Leute, die Arbeit suchen.</text:p>
        </text:list-item>
        <text:list-item>
          <text:p text:style-name="P13">N: Die Meisten wollen doch sowieso nur weg von der Grenze. Krieg, Krieg, das ist das Einzige, was sie noch interessiert. Aber ich muss meinen Hof führen. Die Leute in der Burg brauchen ja auch was zu beißen.</text:p>
        </text:list-item>
        <text:list-item>
          <text:p text:style-name="P13">N: Aber auf uns Bauern wird sowieso nur rumgehackt, dabei lastet auf uns der ganze Rest.</text:p>
        </text:list-item>
        <text:list-item>
          <text:p text:style-name="P10"><text:bookmark text:name="gg5p1"/>Was hältst du vom Herzog? (Nach Begrüßung)</text:p>
        </text:list-item>
        <text:list-item>
          <text:p text:style-name="P14">N: Er hat dich doch nicht etwa geschickt oder? Sonst würde ich wohl meine Zunge hüten.</text:p>
        </text:list-item>
        <text:list-item>
          <text:p text:style-name="P14">C: Nein.</text:p>
        </text:list-item>
        <text:list-item>
          <text:p text:style-name="P14">N: Na ja, eigentlich kann's mir auch egal sein. Ohne mich und meine Leute hat er kaum etwas zu essen und falls es zur Belagerung käme, würde er schon nach ein paar <text:soft-page-break/>Tagen verhungern.</text:p>
        </text:list-item>
        <text:list-item>
          <text:p text:style-name="P14">N: Vor einer Weile waren seine Leute hier und haben sich nach der Ernte erkundigt. Ich wette, die nehmen sich einfach alles, wenn es hart auf hart kommt, aber mir bleibt keine Wahl.</text:p>
        </text:list-item>
        <text:list-item>
          <text:p text:style-name="P14">N: Ich hab mir das hier nach und nach aufgebaut. Meine Eltern waren hart arbeitenden Leute und hatten kaum genug zum Leben. Eigentlich müsste ich mit dem zufrieden sein, was ich habe.</text:p>
        </text:list-item>
        <text:list-item>
          <text:p text:style-name="P14">N: Aber dieser verdammte Adel macht es einem ja nicht gerade leicht. Also, ich halte vom Herzog nicht allzu viel. Er sollte mir lieber mal ein paar Leute schicken, die auf meine Felder und Leute aufpassen, wenn es wirklich stimmt, dass der Feind schon recht nah ist.</text:p>
        </text:list-item>
        <text:list-item>
          <text:p text:style-name="P14">N: Am Ende lassen die uns wahrscheinlich nicht mal in die Burg. Der Herzog hat jetzt auch noch unseren Kriegsdienst auf ein Jahr eingefordert, falls der Feind hier aufkreuzt. Als ob ich nicht genug zu tun hätte.</text:p>
        </text:list-item>
        <text:list-item>
          <text:p text:style-name="P12">Ich kümmere mich drum.</text:p>
        </text:list-item>
        <text:list-item>
          <text:p text:style-name="P13">N: Wirklich? Das würdest du tun? Du musst mit dem Vogt in der Burg sprechen. Ferdinand ist sein Name. Ich war schon mal bei ihm, aber er hat mich abgewiesen.</text:p>
        </text:list-item>
        <text:list-item>
          <text:p text:style-name="P13">N: Verdammter Arschkriecher des Herzogs. Der Sack sitzt in der Burg mit ihren dicken Mauern und bekommt ne Menge Goldmünzen für's Faulenzen.</text:p>
        </text:list-item>
        <text:list-item>
          <text:p text:style-name="P13">N: Lass dich nicht von ihm unterkriegen!</text:p>
        </text:list-item>
        <text:list-item>
          <text:p text:style-name="P13">Neuer Auftag „Schutz dem Volke“</text:p>
        </text:list-item>
        <text:list-item>
          <text:p text:style-name="P12">Wirst schon nicht draufgehen.</text:p>
        </text:list-item>
        <text:list-item>
          <text:p text:style-name="P13">N: Hmm, wenn nicht ich, dann ein anderer. Das ist auch nicht viel besser. Ich wünschte, der Krieg wäre schon vorbei und wir würden gemeinsam etwas Neues aufbauen. Eine Welt ohne Adel, in der jeder nach seiner wirklichen Leistung beurteilt werden würde.</text:p>
        </text:list-item>
        <text:list-item>
          <text:p text:style-name="P13">N: Ich wette, in einer solchen Welt wäre das Ansehen des Herzogs ganz unten.</text:p>
          <text:list>
            <text:list-item>
              <text:p text:style-name="P15"><text:bookmark text:name="dnw_"/>Du lässt Mathilda in deiner Scheune pennen? <text:change text:change-id="ct296687448"/><text:change-start text:change-id="ct296687344"/><text:span text:style-name="T1">(Nach Begrüßung und nachdem der Charakter mit Mathilda darüber gesprochen hat)</text:span><text:change-end text:change-id="ct296687344"/><text:change text:change-id="ct296687552"/></text:p>
            </text:list-item>
            <text:list-item>
              <text:p text:style-name="P10">N: Klar, wieso nicht? Sie hat mir dafür auch schon ein paar wirklich gute Geschichten erzählt. Sonst gibt’s hier ja keine Unterhaltung und für's Herumreisen fehlen mir die nötigen Goldmünzen und die Zeit.</text:p>
            </text:list-item>
            <text:list-item>
              <text:p text:style-name="P10">N: Außerdem ist sie doch wirklich nett. Das musst du doch zugeben.</text:p>
            </text:list-item>
            <text:list-item>
              <text:p text:style-name="P10">C: Na ja …</text:p>
            </text:list-item>
            <text:list-item>
              <text:p text:style-name="P10">N: Komm schon. Meine Frau ist vor drei Jahren an irgend so einer Krankheit gestorben. Was weiß ich? Ist schon lange her, dass ich was mit einer hatte. Die Mathilda wär genau die Richtige.</text:p>
            </text:list-item>
            <text:list-item>
              <text:p text:style-name="P10">N: Zusammen könnten wir hier den Hof führen. Das wär doch was! (Lacht) Ich hab wohl zu viel gearbeitet. Na ja, nimm's nicht so ernst.</text:p>
            </text:list-item>
          </text:list>
        </text:list-item>
        <text:list-item>
          <text:p text:style-name="P10"><text:bookmark text:name="gg5p2"/>Ich habe mit dem Vogt gesprochen. (Auftragsziel 1 des Auftrags „Schutz dem Volke“ abgeschlossen oder Auftrag „Zu den Waffen, Bauern!“ aktiv)</text:p>
          <text:list>
            <text:list-item>
              <text:p text:style-name="P10"><text:bookmark text:name="kj70"/><text:bookmark text:name="ik9t28"/>N: Und?</text:p>
            </text:list-item>
            <text:list-item>
              <text:p text:style-name="P14">(Auftragsziel 1 des Auftrags „Schutz dem Volke“ abgeschlossen)</text:p>
            </text:list-item>
            <text:list-item>
              <text:p text:style-name="P12">C: Er überlegt sich das mit dem Kriegsdienst nochmal und er wird ein paar Leute herschicken.</text:p>
            </text:list-item>
            <text:list-item>
              <text:p text:style-name="P12">N: Donnerwetter! Wie hast du das angestellt? Obwohl, ich frag besser nicht. Das sind gute Neuigkeiten, mein Freund!</text:p>
            </text:list-item>
            <text:list-item>
              <text:p text:style-name="P12">N: Dafür werde ich dich auch gut entlohnen.</text:p>
            </text:list-item>
            <text:list-item>
              <text:p text:style-name="P12">Auftrag „Schutz dem Volke“ abgeschlossen.</text:p>
            </text:list-item>
            <text:list-item>
              <text:p text:style-name="P14"><text:soft-page-break/>(Auftrag „Zu den Waffen, Bauern!“ aktiv)</text:p>
            </text:list-item>
            <text:list-item>
              <text:p text:style-name="P12">C: Sieht schlecht aus, Freundchen. Du wirst gefälligst deinen Kriegsdienst leisten und deine Leute ebenso oder ich reiß dir deine Eingeweide heraus und verfüttere deine Leute an den Feind.</text:p>
            </text:list-item>
            <text:list-item>
              <text:p text:style-name="P12">C: Und wegen den Leuten, die dein Hab und Gut bewachen sollen, wirst du dich auch nicht mehr beschweren, klar?</text:p>
            </text:list-item>
            <text:list-item>
              <text:p text:style-name="P12">N: Oh Mann, komm mal wieder runter. Schon gut, ich … ich denke, das geht schon in Ordnung.</text:p>
            </text:list-item>
            <text:list-item>
              <text:p text:style-name="P12">C: Das will ich auch hoffen.<text:change-start text:change-id="ct300259824"/></text:p>
            </text:list-item>
            <text:list-item>
              <text:p text:style-name="P12">Auftragsziel 1 des Auftrags „Zu den Waffen, Bauern!“ abges<text:change-end text:change-id="ct300259824"/><text:change-start text:change-id="ct300259928"/>chlossen<text:change-end text:change-id="ct300259928"/></text:p>
            </text:list-item>
          </text:list>
        </text:list-item>
      </text:list>
      <text:p text:style-name="P1"><text:bookmark text:name="vyiu53"/></text:p>
      <text:p text:style-name="P5"><text:bookmark text:name="adhu1"/>Handel<text:bookmark text:name="u5nf"/></text:p>
      <text:p text:style-name="P5">Eine Liste der Gegenstände, die man beim Charakter kaufen kann. Gibt es nichts zu kaufen, so steht hier ein Bindestrich. Auch hier können wieder Bedingungen hinter den Gegenständen stehen:<text:bookmark text:name="adhu"/><text:bookmark text:name="vyiu54"/></text:p>
      <text:list xml:id="list6130976290286859025" text:style-name="L4">
        <text:list-item>
          <text:p text:style-name="P11"><text:bookmark text:name="f0wr1"/><text:bookmark text:name="f0wr2"/>5 Gegenstände</text:p>
        </text:list-item>
        <text:list-item>
          <text:p text:style-name="P11"><text:bookmark text:name="f0wr21"/>6 Gegenstände</text:p>
        </text:list-item>
        <text:list-item>
          <text:p text:style-name="P11"><text:bookmark text:name="f0wr22"/>7 Gegenstände (Charakter stinkt)<text:bookmark text:name="j85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2</meta:editing-cycles>
    <dc:date>2014-12-13T20:30:42.532000000</dc:date>
    <meta:creation-date>2009-08-12T00:31:22</meta:creation-date>
    <meta:language>en-US</meta:language>
    <meta:editing-duration>PT3M10S</meta:editing-duration>
    <meta:document-statistic meta:table-count="0" meta:image-count="0" meta:object-count="0" meta:page-count="3" meta:paragraph-count="67" meta:word-count="978" meta:character-count="5527" meta:non-whitespace-character-count="4660"/>
  </office:meta>
</office:document-meta>
</file>